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stroke-linejoin="round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65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3"><text:tab/></text:span><text:span text:style-name="T3"><text:tab/></text:span><text:span text:style-name="T3">Synchronization point: when duplication of data flow happens, the processing units connected to the duplicated ends will complete in the</text:span></text:p>
            <text:p><text:span text:style-name="T3"><text:tab/></text:span><text:span text:style-name="T3"><text:tab/></text:span><text:span text:style-name="T3">order indicated by the number on the symbol in which the processing unit with the lowest number will finish first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custom-shape draw:style-name="gr4" draw:text-style-name="P1" draw:layer="layout" svg:width="0.508cm" svg:height="0.508cm" svg:x="2.758cm" svg:y="8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5" draw:text-style-name="P1" draw:layer="layout" svg:width="1.016cm" svg:height="1.016cm" svg:x="2.54cm" svg:y="9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979cm" svg:height="0.444cm" svg:x="2.19cm" svg:y="11.6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layer="layout" svg:width="0.857cm" svg:height="1.313cm" svg:x="2.694cm" svg:y="13.0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2" draw:layer="layout" svg:width="1.778cm" svg:height="2.464cm" svg:x="2.232cm" svg:y="15.3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2.817cm" svg:height="2.413cm" svg:x="12.954cm" svg:y="10.414cm">
          <text:p text:style-name="P2">IDF_DIC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6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3.131cm" svg:height="0.64cm" svg:x="4.489cm" svg:y="3.81cm">
            <draw:text-box>
              <text:p>non-unique tokens</text:p>
            </draw:text-box>
          </draw:frame>
          <draw:frame draw:style-name="gr7" draw:layer="layout" svg:width="3.266cm" svg:height="0.64cm" svg:x="8.644cm" svg:y="3.81cm">
            <draw:text-box>
              <text:p>unique tokens / doc</text:p>
            </draw:text-box>
          </draw:frame>
          <draw:line draw:style-name="gr8" draw:text-style-name="P1" draw:layer="layout" svg:x1="9.398cm" svg:y1="6.096cm" svg:x2="11.684cm" svg:y2="6.096cm">
            <text:p/>
          </draw:line>
        </draw:g>
        <draw:g>
          <draw:custom-shape draw:style-name="gr5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6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8" draw:text-style-name="P1" draw:layer="layout" svg:x1="9.398cm" svg:y1="9.652cm" svg:x2="11.176cm" svg:y2="9.652cm">
            <text:p/>
          </draw:line>
        </draw:g>
        <draw:frame draw:style-name="gr7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9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5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6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8" draw:text-style-name="P1" draw:layer="layout" svg:x1="9.399cm" svg:y1="13.716cm" svg:x2="11.176cm" svg:y2="13.716cm">
            <text:p/>
          </draw:line>
        </draw:g>
        <draw:g>
          <draw:custom-shape draw:style-name="gr5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6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8" draw:text-style-name="P1" draw:layer="layout" svg:x1="9.399cm" svg:y1="17.272cm" svg:x2="11.684cm" svg:y2="17.272cm">
            <text:p/>
          </draw:line>
        </draw:g>
        <draw:frame draw:style-name="gr7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16.586cm)">
          <draw:text-box>
            <text:p>Category k</text:p>
          </draw:text-box>
        </draw:frame>
        <draw:custom-shape draw:style-name="gr9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5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6" draw:layer="layout" svg:width="1.873cm" svg:height="1.314cm" svg:x="16.002cm" svg:y="11.4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11.684cm" svg:y1="6.096cm" svg:x2="19.05cm" svg:y2="6.096cm">
          <text:p/>
        </draw:line>
        <draw:custom-shape draw:style-name="gr5" draw:text-style-name="P2" draw:layer="layout" svg:width="3.302cm" svg:height="2.54cm" svg:x="20.32cm" svg:y="6.096cm">
          <text:p text:style-name="P2">w_to_vector</text:p>
          <text:p text:style-name="P2">-D idf_dic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176cm" svg:y1="9.652cm" svg:x2="18.034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76cm" svg:y1="13.716cm" svg:x2="18.542cm" svg:y2="13.716cm">
          <text:p/>
        </draw:line>
        <draw:line draw:style-name="gr8" draw:text-style-name="P1" draw:layer="layout" svg:x1="11.684cm" svg:y1="17.272cm" svg:x2="19.05cm" svg:y2="17.272cm">
          <text:p/>
        </draw:line>
        <draw:frame draw:style-name="gr6" draw:layer="layout" svg:width="1.969cm" svg:height="2.228cm" svg:x="24.193cm" svg:y="6.2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" draw:layer="layout" svg:width="0.254cm" svg:height="2.032cm" draw:transform="rotate (1.5707963267946) translate (16.002cm 11.4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479cm" svg:height="1.418cm" svg:x="15.748cm" svg:y="9.779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custom-shape draw:style-name="gr5" draw:text-style-name="P1" draw:layer="layout" svg:width="1.016cm" svg:height="1.016cm" svg:x="18.542cm" svg:y="6.85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17.272cm" svg:x2="19.05cm" svg:y2="7.874cm">
          <text:p/>
        </draw:line>
        <draw:line draw:style-name="gr8" draw:text-style-name="P1" draw:layer="layout" svg:x1="18.542cm" svg:y1="13.716cm" svg:x2="18.542cm" svg:y2="8.382cm">
          <text:p/>
        </draw:line>
        <draw:line draw:style-name="gr2" draw:text-style-name="P1" draw:layer="layout" svg:x1="19.558cm" svg:y1="7.366cm" svg:x2="20.32cm" svg:y2="7.366cm">
          <text:p/>
        </draw:line>
        <draw:line draw:style-name="gr2" draw:text-style-name="P1" draw:layer="layout" svg:x1="19.05cm" svg:y1="6.096cm" svg:x2="19.05cm" svg:y2="6.858cm">
          <text:p/>
        </draw:line>
        <draw:line draw:style-name="gr2" draw:text-style-name="P1" draw:layer="layout" svg:x1="18.542cm" svg:y1="8.382cm" svg:x2="18.796cm" svg:y2="7.747cm">
          <text:p/>
        </draw:line>
        <draw:line draw:style-name="gr2" draw:text-style-name="P1" draw:layer="layout" svg:x1="18.034cm" svg:y1="8.001cm" svg:x2="18.542cm" svg:y2="7.493cm">
          <text:p/>
        </draw:line>
        <draw:line draw:style-name="gr10" draw:text-style-name="P1" draw:layer="layout" svg:x1="18.034cm" svg:y1="9.652cm" svg:x2="18.034cm" svg:y2="8.001cm">
          <text:p/>
        </draw:line>
        <draw:custom-shape draw:style-name="gr11" draw:text-style-name="P1" draw:layer="layout" svg:width="1.016cm" svg:height="0.889cm" svg:x="22.606cm" svg:y="6.096cm">
          <text:p text:style-name="P1">2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11" draw:text-style-name="P1" draw:layer="layout" svg:width="1.016cm" svg:height="0.889cm" svg:x="14.732cm" svg:y="10.414cm">
          <text:p text:style-name="P1">1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5" draw:text-style-name="P2" draw:layer="layout" svg:width="4.318cm" svg:height="4.318cm" svg:x="20.32cm" svg:y="10.033cm">
          <text:p text:style-name="P2">rocchio</text:p>
          <text:p text:style-name="P2">-D doc_cat_list</text:p>
          <text:p text:style-name="P2">-B init_value_of_P</text:p>
          <text:p text:style-name="P2">-I increment_of_P</text:p>
          <text:p text:style-name="P2">-M max_value_of_P</text:p>
          <text:p text:style-name="P2">-E number_of_ES</text:p>
          <text:p text:style-name="P2">-P percentage_of_doc_in_ES</text:p>
          <text:p text:style-name="P2">-S random_seed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622cm" svg:y1="7.239cm" svg:x2="24.13cm" svg:y2="7.239cm">
          <text:p/>
        </draw:line>
        <draw:line draw:style-name="gr8" draw:text-style-name="P1" draw:layer="layout" svg:x1="24.13cm" svg:y1="7.239cm" svg:x2="24.13cm" svg:y2="9.271cm">
          <text:p/>
        </draw:line>
        <draw:line draw:style-name="gr8" draw:text-style-name="P1" draw:layer="layout" svg:x1="24.13cm" svg:y1="9.271cm" svg:x2="19.558cm" svg:y2="9.271cm">
          <text:p/>
        </draw:line>
        <draw:line draw:style-name="gr12" draw:text-style-name="P1" draw:layer="layout" svg:x1="19.558cm" svg:y1="9.271cm" svg:x2="19.558cm" svg:y2="12.065cm">
          <text:p/>
        </draw:line>
        <draw:line draw:style-name="gr2" draw:text-style-name="P1" draw:layer="layout" svg:x1="19.558cm" svg:y1="12.065cm" svg:x2="20.32cm" svg:y2="12.065cm">
          <text:p/>
        </draw:line>
        <draw:g>
          <draw:frame draw:style-name="gr6" draw:layer="layout" svg:width="4.661cm" svg:height="1.308cm" svg:x="23.587cm" svg:y="15.69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custom-shape draw:style-name="gr13" draw:text-style-name="P1" draw:layer="layout" svg:width="5.056cm" svg:height="1.703cm" svg:x="23.367cm" svg:y="15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1" draw:layer="layout" svg:x1="25.908cm" svg:y1="12.065cm" svg:x2="25.908cm" svg:y2="15.494cm">
          <text:p/>
        </draw:line>
        <draw:line draw:style-name="gr8" draw:text-style-name="P1" draw:layer="layout" svg:x1="24.638cm" svg:y1="12.065cm" svg:x2="25.908cm" svg:y2="12.065cm">
          <text:p/>
        </draw:line>
      </draw:page>
      <draw:page draw:name="page3" draw:style-name="dp1" draw:master-page-name="Default">
        <draw:frame draw:style-name="gr6" draw:layer="layout" svg:width="12.257cm" svg:height="12.051cm" svg:x="16.153cm" svg:y="6.1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2" draw:layer="layout" svg:width="2.54cm" svg:height="2.54cm" svg:x="11.43cm" svg:y="7.112cm">
          <text:p text:style-name="P2">classifier</text:p>
          <text:p text:style-name="P2">-D profile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5" draw:text-style-name="P2" draw:layer="layout" svg:width="4.064cm" svg:height="2.54cm" svg:x="10.668cm" svg:y="3.81cm">
          <text:p text:style-name="P2">perf_measurer</text:p>
          <text:p text:style-name="P2">-D doc_cat_list</text:p>
          <text:p text:style-name="P2">[-X excluded_cat_name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1.27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6.096cm" svg:x2="5.08cm" svg:y2="6.096cm">
            <text:p/>
          </draw:line>
          <draw:frame draw:style-name="gr6" draw:layer="layout" svg:width="1.223cm" svg:height="1.484cm" svg:x="8.015cm" svg:y="4.35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6" draw:layer="layout" svg:width="0.489cm" svg:height="1.312cm" svg:x="4.318cm" svg:y="4.5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3.131cm" svg:height="0.64cm" svg:x="2.965cm" svg:y="3.81cm">
            <draw:text-box>
              <text:p>non-unique tokens</text:p>
            </draw:text-box>
          </draw:frame>
          <draw:frame draw:style-name="gr7" draw:layer="layout" svg:width="3.266cm" svg:height="0.64cm" svg:x="7.12cm" svg:y="3.81cm">
            <draw:text-box>
              <text:p>unique tokens / doc</text:p>
            </draw:text-box>
          </draw:frame>
          <draw:line draw:style-name="gr8" draw:text-style-name="P1" draw:layer="layout" svg:x1="7.874cm" svg:y1="6.096cm" svg:x2="10.16cm" svg:y2="6.096cm">
            <text:p/>
          </draw:line>
        </draw:g>
        <draw:g>
          <draw:custom-shape draw:style-name="gr5" draw:text-style-name="P2" draw:layer="layout" svg:width="2.794cm" svg:height="2.032cm" svg:x="1.27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9.652cm" svg:x2="5.08cm" svg:y2="9.652cm">
            <text:p/>
          </draw:line>
          <draw:frame draw:style-name="gr6" draw:layer="layout" svg:width="1.466cm" svg:height="1.484cm" svg:x="7.874cm" svg:y="7.9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6" draw:layer="layout" svg:width="0.668cm" svg:height="1.312cm" svg:x="4.064cm" svg:y="8.0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8" draw:text-style-name="P1" draw:layer="layout" svg:x1="7.874cm" svg:y1="9.652cm" svg:x2="9.652cm" svg:y2="9.652cm">
            <text:p/>
          </draw:line>
        </draw:g>
        <draw:frame draw:style-name="gr7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g>
          <draw:custom-shape draw:style-name="gr5" draw:text-style-name="P2" draw:layer="layout" svg:width="2.794cm" svg:height="2.032cm" svg:x="1.271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3.716cm" svg:x2="5.081cm" svg:y2="13.716cm">
            <text:p/>
          </draw:line>
          <draw:frame draw:style-name="gr6" draw:layer="layout" svg:width="1.813cm" svg:height="1.484cm" svg:x="7.874cm" svg:y="11.97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0.772cm" svg:height="1.312cm" svg:x="4.065cm" svg:y="12.1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8" draw:text-style-name="P1" draw:layer="layout" svg:x1="7.875cm" svg:y1="13.716cm" svg:x2="9.652cm" svg:y2="13.716cm">
            <text:p/>
          </draw:line>
        </draw:g>
        <draw:g>
          <draw:custom-shape draw:style-name="gr5" draw:text-style-name="P2" draw:layer="layout" svg:width="2.794cm" svg:height="2.032cm" svg:x="1.271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7.272cm" svg:x2="5.081cm" svg:y2="17.272cm">
            <text:p/>
          </draw:line>
          <draw:frame draw:style-name="gr6" draw:layer="layout" svg:width="1.824cm" svg:height="1.484cm" svg:x="7.875cm" svg:y="15.53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6" draw:layer="layout" svg:width="0.888cm" svg:height="1.312cm" svg:x="4.065cm" svg:y="15.70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8" draw:text-style-name="P1" draw:layer="layout" svg:x1="7.875cm" svg:y1="17.272cm" svg:x2="10.16cm" svg:y2="17.272cm">
            <text:p/>
          </draw:line>
        </draw:g>
        <draw:frame draw:style-name="gr7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9.652cm" svg:y1="9.652cm" svg:x2="9.906cm" svg:y2="11.176cm">
          <text:p/>
        </draw:line>
        <draw:line draw:style-name="gr2" draw:text-style-name="P1" draw:layer="layout" svg:x1="9.652cm" svg:y1="13.716cm" svg:x2="9.906cm" svg:y2="12.192cm">
          <text:p/>
        </draw:line>
        <draw:line draw:style-name="gr2" draw:text-style-name="P1" draw:layer="layout" svg:x1="10.16cm" svg:y1="6.096cm" svg:x2="10.16cm" svg:y2="11.176cm">
          <text:p/>
        </draw:line>
        <draw:line draw:style-name="gr2" draw:text-style-name="P1" draw:layer="layout" svg:x1="10.16cm" svg:y1="17.272cm" svg:x2="10.16cm" svg:y2="12.192cm">
          <text:p/>
        </draw:line>
        <draw:custom-shape draw:style-name="gr5" draw:text-style-name="P1" draw:layer="layout" svg:width="1.016cm" svg:height="1.016cm" svg:x="9.65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11.684cm" svg:x2="11.43cm" svg:y2="11.684cm">
          <text:p/>
        </draw:line>
        <draw:custom-shape draw:style-name="gr5" draw:text-style-name="P2" draw:layer="layout" svg:width="2.54cm" svg:height="2.54cm" svg:x="11.43cm" svg:y="10.414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41cm" svg:height="1.308cm" svg:x="14.048cm" svg:y="10.9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12.7cm" svg:y1="10.414cm" svg:x2="12.7cm" svg:y2="9.652cm">
          <text:p/>
        </draw:line>
        <draw:custom-shape draw:style-name="gr14" draw:text-style-name="P1" draw:layer="layout" svg:width="12.421cm" svg:height="12.624cm" svg:x="16.0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7.112cm" svg:x2="12.7cm" svg:y2="6.35cm">
          <text:p/>
        </draw:line>
        <draw:frame draw:style-name="gr6" draw:layer="layout" svg:width="1.231cm" svg:height="1.312cm" svg:x="14.048cm" svg:y="7.7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1" draw:layer="layout" svg:x1="14.732cm" svg:y1="5.08cm" svg:x2="22.352cm" svg:y2="5.08cm">
          <text:p/>
        </draw:line>
        <draw:line draw:style-name="gr2" draw:text-style-name="P1" draw:layer="layout" svg:x1="22.352cm" svg:y1="5.08cm" svg:x2="22.352cm" svg:y2="5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2-07T13:50:08</dc:date>
    <meta:editing-duration>PT33H59M57S</meta:editing-duration>
    <meta:editing-cycles>113</meta:editing-cycles>
    <meta:generator>OpenOffice.org/3.0$Linux OpenOffice.org_project/300m15$Build-9379</meta:generator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able>
            <math:mtr>
              <math:mn>1</math:mn>
            </math:mtr>
            <math:mtr>
              <math:mn>2</math:mn>
            </math:mtr>
            <math:mtr>
              <math:mtext/>
            </math:mtr>
            <math:mtr>
              <math:mrow>
                <math:mi>M</math:mi>
                <math:mo math:stretchy="false">−</math:mo>
                <math:mn>1</math:mn>
              </math:mrow>
            </math:mtr>
            <math:mtr>
              <math:mi>M</math:mi>
            </math:mtr>
          </math:mtable>
        </math:mrow>
        <math:mtable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  <math:mtr>
            <math:mo math:stretchy="false">⋮</math:mo>
          </math:mtr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</math:mtable>
        <math:mtable>
          <math:mtr>
            <math:msup>
              <math:mover math:accent="true">
                <math:mi>w</math:mi>
                <math:mo math:stretchy="false">→</math:mo>
              </math:mover>
              <math:mn>1</math:mn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n>2</math:mn>
            </math:msup>
          </math:mtr>
          <math:mtr>
            <math:mtext/>
          </math:mtr>
          <math:mtr>
            <math:msup>
              <math:mover math:accent="true">
                <math:mi>w</math:mi>
                <math:mo math:stretchy="false">→</math:mo>
              </math:mover>
              <math:mrow>
                <math:mi>M</math:mi>
                <math:mo math:stretchy="false">−</math:mo>
                <math:mn>1</math:mn>
              </math:mrow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i>M</math:mi>
            </math:msup>
          </math:mtr>
        </math:mtable>
      </math:mrow>
    </math:mrow>
    <math:annotation math:encoding="StarMath 5.0">alignl
{alignr stack{1 # 2 # "" # M-1 # M}}
stack{"" divides "" # "" divides "" # dotsvert # "" divides "" # "" divides ""}
stack{{vec w}^1 # {vec w}^2 # "" # {vec w}^{M-1} # {vec w}^M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text>Category 1</math:mtext>
        </math:mtr>
        <math:mtr>
          <math:mo math:stretchy="false">⋮</math:mo>
        </math:mtr>
        <math:mtr>
          <math:mtext>Category k</math:mtext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n>1</math:mn>
          </math:msup>
        </math:mtr>
        <math:mtr>
          <math:mo math:stretchy="false">⋮</math:mo>
        </math:mtr>
        <math:mtr>
          <math:msup>
            <math:mover math:accent="true">
              <math:mi>W</math:mi>
              <math:mo math:stretchy="false">→</math:mo>
            </math:mover>
            <math:mi>k</math:mi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i math:fontstyle="italic">Th</math:mi>
            <math:mn>1</math:mn>
          </math:msup>
        </math:mtr>
        <math:mtr>
          <math:mo math:stretchy="false">⋮</math:mo>
        </math:mtr>
        <math:mtr>
          <math:msup>
            <math:mi math:fontstyle="italic">Th</math:mi>
            <math:mi>k</math:mi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i>P</math:mi>
            <math:mn>1</math:mn>
          </math:msup>
        </math:mtr>
        <math:mtr>
          <math:mo math:stretchy="false">⋮</math:mo>
        </math:mtr>
        <math:mtr>
          <math:msup>
            <math:mi>P</math:mi>
            <math:mi>k</math:mi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i math:fontstyle="italic">BEP</math:mi>
            <math:mn>1</math:mn>
          </math:msup>
        </math:mtr>
        <math:mtr>
          <math:mo math:stretchy="false">⋮</math:mo>
        </math:mtr>
        <math:mtr>
          <math:msup>
            <math:mi math:fontstyle="italic">BEP</math:mi>
            <math:mi>k</math:mi>
          </math:msup>
        </math:mtr>
      </math:mtable>
    </math:mrow>
    <math:annotation math:encoding="StarMath 5.0">stack{"Category 1" # dotsvert # "Category k"}
stack{"" divides "" # dotsvert # "" divides ""}
stack{{vec W}^1 # dotsvert # {vec W}^k}
stack{"" divides "" # dotsvert # "" divides ""}
stack{Th^1 # dotsvert # Th^k}
stack{"" divides "" # dotsvert # "" divides ""}
stack{P^1 # dotsvert # P^k}
stack{"" divides "" # dotsvert # "" divides ""}
stack{BEP^1 # dotsvert # BEP^k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 recall be </math:mtext>
          <math:mrow>
            <math:mrow>
              <math:mfrac>
                <math:mtext>#correct</math:mtext>
                <math:mrow>
                  <math:mtext>#correct</math:mtext>
                  <math:mo math:stretchy="false">+</math:mo>
                  <math:mtext>#not retrieved</math:mtext>
                </math:mrow>
              </math:mfrac>
              <math:mi>.</math:mi>
            </math:mrow>
          </math:mrow>
        </math:mrow>
      </math:mtr>
      <math:mtr>
        <math:mrow>
          <math:mtext>Let precision be </math:mtext>
          <math:mrow>
            <math:mrow>
              <math:mfrac>
                <math:mtext>#correct</math:mtext>
                <math:mrow>
                  <math:mtext>#correct</math:mtext>
                  <math:mo math:stretchy="false">+</math:mo>
                  <math:mtext>#wrong</math:mtext>
                </math:mrow>
              </math:mfrac>
              <math:mi>.</math:mi>
            </math:mrow>
          </math:mrow>
        </math:mrow>
      </math:mtr>
      <math:mtr>
        <math:mrow>
          <math:msub>
            <math:mtext>Let F</math:mtext>
            <math:mn>1</math:mn>
          </math:msub>
          <math:mtext> be </math:mtext>
          <math:mrow>
            <math:mrow>
              <math:mfrac>
                <math:mrow>
                  <math:mn>2</math:mn>
                  <math:mrow>
                    <math:mo math:stretchy="false">(</math:mo>
                    <math:mtext>precision</math:mtext>
                    <math:mo math:stretchy="false">)</math:mo>
                  </math:mrow>
                  <math:mrow>
                    <math:mo math:stretchy="false">(</math:mo>
                    <math:mtext>recall</math:mtext>
                    <math:mo math:stretchy="false">)</math:mo>
                  </math:mrow>
                </math:mrow>
                <math:mrow>
                  <math:mtext>precision</math:mtext>
                  <math:mo math:stretchy="false">+</math:mo>
                  <math:mtext>recall</math:mtext>
                </math:mrow>
              </math:mfrac>
              <math:mi>.</math:mi>
            </math:mrow>
          </math:mrow>
        </math:mrow>
      </math:mtr>
      <math:mtr>
        <math:mtext>Then:</math:mtext>
      </math:mtr>
      <math:mtr>
        <math:mtable>
          <math:mtr>
            <math:mtd>
              <math:msub>
                <math:mi>C</math:mi>
                <math:mn>1</math:mn>
              </math:msub>
            </math:mtd>
            <math:mtd>
              <math:mtext>|</math:mtext>
            </math:mtd>
            <math:mtd>
              <math:msub>
                <math:mtext>#correct</math:mtext>
                <math:mn>1</math:mn>
              </math:msub>
            </math:mtd>
            <math:mtd>
              <math:mtext>|</math:mtext>
            </math:mtd>
            <math:mtd>
              <math:msub>
                <math:mtext>#wrong</math:mtext>
                <math:mn>1</math:mn>
              </math:msub>
            </math:mtd>
            <math:mtd>
              <math:mtext>|</math:mtext>
            </math:mtd>
            <math:mtd>
              <math:msub>
                <math:mtext>#not retrieved</math:mtext>
                <math:mn>1</math:mn>
              </math:msub>
            </math:mtd>
            <math:mtd>
              <math:mtext>|</math:mtext>
            </math:mtd>
            <math:mtd>
              <math:msub>
                <math:mtext>recall</math:mtext>
                <math:mn>1</math:mn>
              </math:msub>
            </math:mtd>
            <math:mtd>
              <math:mtext>|</math:mtext>
            </math:mtd>
            <math:mtd>
              <math:msub>
                <math:mtext>precision</math:mtext>
                <math:mn>1</math:mn>
              </math:msub>
            </math:mtd>
            <math:mtd>
              <math:mtext>|</math:mtext>
            </math:mtd>
            <math:mtd>
              <math:msub>
                <math:mtext>F</math:mtext>
                <math:mn>1,1</math:mn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k</math:mi>
              </math:msub>
            </math:mtd>
            <math:mtd>
              <math:mtext>|</math:mtext>
            </math:mtd>
            <math:mtd>
              <math:msub>
                <math:mtext>#correct</math:mtext>
                <math:mi>k</math:mi>
              </math:msub>
            </math:mtd>
            <math:mtd>
              <math:mtext>|</math:mtext>
            </math:mtd>
            <math:mtd>
              <math:msub>
                <math:mtext>#wrong</math:mtext>
                <math:mi>k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k</math:mi>
              </math:msub>
            </math:mtd>
            <math:mtd>
              <math:mtext>|</math:mtext>
            </math:mtd>
            <math:mtd>
              <math:msub>
                <math:mtext>recall</math:mtext>
                <math:mi>k</math:mi>
              </math:msub>
            </math:mtd>
            <math:mtd>
              <math:mtext>|</math:mtext>
            </math:mtd>
            <math:mtd>
              <math:msub>
                <math:mtext>precision</math:mtext>
                <math:mi>k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k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sub>
                    <math:mtext>recall</math:mtext>
                    <math:mi>i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n>1,</math:mn>
                    <math:mn>...</math:mn>
                    <math:mi>,</math:mi>
                    <math:mi>k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sub>
                    <math:mtext>precision</math:mtext>
                    <math:mi>i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n>1,</math:mn>
                    <math:mn>...</math:mn>
                    <math:mi>,</math:mi>
                    <math:mi>k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sub>
                    <math:mtext>#correct</math:mtext>
                    <math:mi>i</math:mi>
                  </math:msub>
                </math:mrow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i</math:mi>
                      </math:msub>
                      <math:mo math:stretchy="false">+</math:mo>
                      <math:msub>
                        <math:mtext>#not retrieved</math:mtext>
                        <math:mi>i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sub>
                    <math:mtext>#correct</math:mtext>
                    <math:mi>i</math:mi>
                  </math:msub>
                </math:mrow>
                <math:mrow>
                  <math:munderover>
                    <math:mo math:stretchy="false">∑</math:mo>
                    <math:mrow>
                      <math:mi>i</math:mi>
                      <math:mo math:stretchy="false">=</math:mo>
                      <math:mn>1</math:mn>
                    </math:mrow>
                    <math:mi>k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i</math:mi>
                      </math:msub>
                      <math:mo math:stretchy="false">+</math:mo>
                      <math:msub>
                        <math:mtext>#wrong</math:mtext>
                        <math:mi>i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"Let recall be " {alignc "#correct" over {"#correct" + "#not retrieved"}.}
# "Let precision be " {alignc "#correct" over {"#correct" + "#wrong"}.}
# "Let F"_1" be " {alignc {2 ("precision") ("recall")} over {"precision" + "recall"}.}
# "Then:"
# matrix{ C_1 # "|" # "#correct"_1 # "|" # "#wrong"_1 # "|" # "#not retrieved"_1 # "|" # "recall"_1 # "|" # "precision"_1  # "|" # "F"_{1,1}
## "" # "" # "" # "" # "" # "" # dotsvert # "" # "" # "" # ""  # "" # ""
## C_k # "|" # "#correct"_k # "|" # "#wrong"_k # "|" # "#not retrieved"_k # "|" # "recall"_k # "|" # "precision"_k  # "|" # "F"_{1,k}}
# matrix{"MacroAverage"_"recall" # "=" # {sum from{i = 1} to{k} {"recall"_i}} over {lline \{1, ..., k\} rline}
## "MacroAverage"_"precision" # "=" # {sum from{i = 1} to{k} {"precision"_i}} over {lline \{1, ..., k\} rline}
## "MicroAverage"_"recall" # "=" # {sum from{i = 1} to{k} {"#correct"_i}} over {sum from{i = 1} to{k} {("#correct"_i + "#not retrieved"_i)}}
## "MicroAverage"_"precision" # "=" # {sum from{i = 1} to {k} {"#correct"_i}} over {sum from{i = 1} to{k} {("#correct"_i + "#wrong"_i)}}
## "MicroAverage"_{"F"_1} # "=" # {2 (%mu"Recall")(%mu"Precision")} over {%mu"Recall" + %mu"Precision"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n>1</math:mn>
              <math:mi>'</math:mi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i>'</math:mi>
            </math:mrow>
          </math:msup>
        </math:mtr>
      </math:mtable>
    </math:mrow>
    <math:annotation math:encoding="StarMath 5.0">stack{1' # "" # M'}
stack{"" divides "" # dotsvert # "" divides ""}
stack{{vec w}^{1'} # "" # {vec w}^{M'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>
            <math:mi>C</math:mi>
            <math:mn>1</math:mn>
          </math:msub>
        </math:mtr>
        <math:mtr>
          <math:mtext/>
        </math:mtr>
        <math:mtr>
          <math:msub>
            <math:mi>C</math:mi>
            <math:mi>k</math:mi>
          </math:msub>
        </math:mtr>
      </math:mtable>
    </math:mrow>
    <math:annotation math:encoding="StarMath 5.0">stack{1' # "" # M'}
stack{"" divides "" # dotsvert # "" divides ""}
stack{C_1 # "" # C_k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